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Courier New1" svg:font-family="'Courier New'" style:font-family-generic="modern"/>
    <style:font-face style:name="Courier New" svg:font-family="'Courier New'" style:font-adornments="Normalny"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lbany1" svg:font-family="Albany"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Lucidasans, 'Lucida Sans', 'Arial Unicode MS'" style:font-family-generic="swiss"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margin-top="0.199cm" fo:margin-bottom="0cm"/>
      <style:text-properties fo:background-color="transparent"/>
    </style:style>
    <style:style style:name="P3" style:family="paragraph" style:parent-style-name="Heading_20_3">
      <style:paragraph-properties fo:margin-top="0.199cm" fo:margin-bottom="0cm"/>
      <style:text-properties fo:background-color="transparent"/>
    </style:style>
    <style:style style:name="P4" style:family="paragraph" style:parent-style-name="Standard" style:list-style-name="L1"/>
    <style:style style:name="P5" style:family="paragraph" style:parent-style-name="Standard" style:list-style-name="L1"/>
    <style:style style:name="P6" style:family="paragraph" style:parent-style-name="Standard" style:list-style-name="L1"/>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2"/>
    <style:style style:name="P10" style:family="paragraph" style:parent-style-name="Standard" style:list-style-name="L2"/>
    <style:style style:name="P11" style:family="paragraph" style:parent-style-name="Standard" style:list-style-name="L4"/>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7"/>
    <style:style style:name="P18" style:family="paragraph" style:parent-style-name="Standard" style:list-style-name="L7"/>
    <style:style style:name="P19" style:family="paragraph" style:parent-style-name="Standard" style:list-style-name="L7"/>
    <style:style style:name="P20" style:family="paragraph" style:parent-style-name="Standard" style:list-style-name="L7"/>
    <style:style style:name="P21" style:family="paragraph" style:parent-style-name="Standard" style:list-style-name="L8"/>
    <style:style style:name="P22" style:family="paragraph" style:parent-style-name="Standard" style:list-style-name="L8"/>
    <style:style style:name="P23" style:family="paragraph" style:parent-style-name="Standard" style:list-style-name="L9"/>
    <style:style style:name="P24" style:family="paragraph" style:parent-style-name="Standard" style:list-style-name="L9"/>
    <style:style style:name="P25" style:family="paragraph" style:parent-style-name="Standard" style:list-style-name="L9"/>
    <style:style style:name="P26" style:family="paragraph" style:parent-style-name="Standard" style:list-style-name="L9"/>
    <style:style style:name="P27" style:family="paragraph" style:parent-style-name="Standard" style:list-style-name="L9"/>
    <style:style style:name="P28" style:family="paragraph" style:parent-style-name="Standard" style:list-style-name="L9"/>
    <style:style style:name="P29" style:family="paragraph" style:parent-style-name="Standard" style:list-style-name="L12"/>
    <style:style style:name="P30" style:family="paragraph" style:parent-style-name="Standard" style:list-style-name="L13"/>
    <style:style style:name="P31" style:family="paragraph" style:parent-style-name="Standard" style:list-style-name="L14"/>
    <style:style style:name="P32" style:family="paragraph" style:parent-style-name="Standard" style:list-style-name="L14"/>
    <style:style style:name="P33" style:family="paragraph" style:parent-style-name="Standard" style:list-style-name="L14"/>
    <style:style style:name="P34" style:family="paragraph" style:parent-style-name="Standard" style:list-style-name="L15">
      <style:paragraph-properties fo:margin-top="0.199cm" fo:margin-bottom="0cm"/>
      <style:text-properties fo:background-color="transparent"/>
    </style:style>
    <style:style style:name="P35" style:family="paragraph" style:parent-style-name="Standard" style:list-style-name="L15">
      <style:paragraph-properties fo:margin-top="0.199cm" fo:margin-bottom="0cm"/>
      <style:text-properties fo:background-color="transparent"/>
    </style:style>
    <style:style style:name="P36" style:family="paragraph" style:parent-style-name="Text_20_body" style:list-style-name="L10"/>
    <style:style style:name="P37" style:family="paragraph" style:parent-style-name="Text_20_body" style:list-style-name="L10"/>
    <style:style style:name="P38" style:family="paragraph" style:parent-style-name="Text_20_body" style:list-style-name="L10"/>
    <style:style style:name="P39" style:family="paragraph" style:parent-style-name="Text_20_body" style:list-style-name="L10"/>
    <style:style style:name="P40" style:family="paragraph" style:parent-style-name="Text_20_body" style:list-style-name="L11"/>
    <style:style style:name="P41" style:family="paragraph" style:parent-style-name="Text_20_body" style:list-style-name="L11"/>
    <style:style style:name="P42" style:family="paragraph" style:parent-style-name="Text_20_body" style:list-style-name="L11"/>
    <style:style style:name="P43" style:family="paragraph" style:parent-style-name="Text_20_body" style:list-style-name="L11"/>
    <style:style style:name="P44" style:family="paragraph" style:parent-style-name="Pavé" style:list-style-name="L3"/>
    <style:style style:name="P45" style:family="paragraph" style:parent-style-name="Pavé" style:list-style-name="L3"/>
    <style:style style:name="P46" style:family="paragraph" style:parent-style-name="Pavé" style:list-style-name="L3"/>
    <style:style style:name="P47" style:family="paragraph" style:parent-style-name="Pavé" style:list-style-name="L3"/>
    <style:style style:name="P48" style:family="paragraph" style:parent-style-name="Pavé" style:list-style-name="L3"/>
    <style:style style:name="P49" style:family="paragraph" style:parent-style-name="Pavé" style:list-style-name="L3"/>
    <style:style style:name="P50" style:family="paragraph" style:parent-style-name="Pavé" style:list-style-name="L3"/>
    <style:style style:name="P51" style:family="paragraph" style:parent-style-name="Pavé" style:list-style-name="L3"/>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T3" style:family="text">
      <style:text-properties style:text-underline-style="none"/>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lt;AUTOR&gt;&gt;</text:p>
      <text:p text:style-name="Standard">François Déchelle, Eric Viara</text:p>
      <text:p text:style-name="Standard">&lt;&lt;/AUTOR&gt;&gt;</text:p>
      <text:p text:style-name="Standard">&lt;&lt;TITRE&gt;&gt;</text:p>
      <text:h text:style-name="Heading_20_1" text:outline-level="1">EyeDB, une base de données objet pour Linux</text:h>
      <text:p text:style-name="Standard">&lt;&lt;/TYTUL&gt;&gt;</text:p>
      <text:p text:style-name="Standard">&lt;&lt;LEAD&gt;&gt;</text:p>
      <text:p text:style-name="Standard">EyeDB est un système de gestion de bases de données orienté objet (SGBDO) open source qui a été développé initialement pour des projets de recherche en biologie moléculaire. Ses fonctionnalités avancées en font une plate-forme de choix pour construire des applications basées sur les technologies objet et manipulant des objets persistants.</text:p>
      <text:p text:style-name="Standard">&lt;&lt;/LEAD&gt;&gt;</text:p>
      <text:p text:style-name="Standard">&lt;&lt;RAMKA&gt;&gt;</text:p>
      <text:h text:style-name="Heading_20_3" text:outline-level="3">Cet article explique...</text:h>
      <text:list text:style-name="L1">
        <text:list-item>
          <text:p text:style-name="P4"><text:tab/>Ce que sont les bases de données objets,</text:p>
        </text:list-item>
        <text:list-item>
          <text:p text:style-name="P4"><text:tab/>Comment compiler et installer EyeDB,</text:p>
        </text:list-item>
        <text:list-item>
          <text:p text:style-name="P4"><text:tab/>Comment créer et utiliser une base EyeDB,</text:p>
        </text:list-item>
        <text:list-item>
          <text:p text:style-name="P4"><text:tab/>Comment développer avec EyeDB en Java ou en C++.</text:p>
        </text:list-item>
      </text:list>
      <text:h text:style-name="Heading_20_3" text:outline-level="3">Ce qu'il faut savoir...</text:h>
      <text:list text:style-name="L2">
        <text:list-item>
          <text:p text:style-name="P8"><text:tab/>Des connaissances minimales en bases de données,</text:p>
        </text:list-item>
        <text:list-item>
          <text:p text:style-name="P8"><text:tab/>Les principes de base de la conception objet (héritage, relations, polymorphisme...).</text:p>
        </text:list-item>
        <text:list-item>
          <text:p text:style-name="P8"><text:tab/>Compiler et installer un logiciel fourni sous forme de code source.</text:p>
        </text:list-item>
      </text:list>
      <text:p text:style-name="Standard">&lt;&lt;/RAMKA&gt;&gt;</text:p>
      <text:p text:style-name="Standard">&lt;&lt;RAMKA&gt;&gt;</text:p>
      <text:h text:style-name="Heading_20_3" text:outline-level="3">À propos des auteurs</text:h>
      <text:p text:style-name="Standard">François Déchelle est un consultant indépendant spécialiste des technologies objet et de l'open source. Il a travaillé à l'Ircam où il a développé le logiciel jMax; il travaille avec Eric Viara sur le projet EyeDB depuis plusieurs années. François Déchelle est aussi le "public project lead" de Creative Commons France.</text:p>
      <text:p text:style-name="Standard">Eric Viara est le directeur de la société SYSRA, spécialiste des technologies objet et des bases de données. Il travaille depuis 15 ans dans le domaine de la biologie moléculaire. Il est le concepteur principal et le directeur du projet EyeDB. </text:p>
      <text:p text:style-name="Standard">&lt;&lt;/RAMKA&gt;&gt;</text:p>
      <text:h text:style-name="Heading_20_2" text:outline-level="2">Qu'est-ce qu'une base de données objet ?</text:h>
      <text:p text:style-name="Standard">Une base de données objet est un cas particulier de base de données, mieux adapté à la programmation objet que les bases de données relationnelles.</text:p>
      <text:h text:style-name="Heading_20_4" text:outline-level="4">Bases de données relationnelles</text:h>
      <text:p text:style-name="Standard">Les bases de données open source les plus connues, MySQL et PostgreSQL, sont des bases de données relationnelles : les données sont stockées dans des tables qui possèdent un certain nombre de colonnes ou <text:soft-page-break/>champs permettant de décrire des n-uplets (lignes ou enregistrements). Les champs doivent être de type simples : numériques (entiers, flottants), chaînes de caractères, dates... Ils ne peuvent pas être de type complexe: tableaux, collections, type composite. <text:s/>Un champ particulier ou un ensemble de champs d'une table peuvent être déclarés comme clé primaire (identifiant de manière unique un n-uplet) et certains champs peuvent être déclarés comme clés étrangères (clés primaires d'autres n-uplets, ce qui permet de créer des liens entre des tables).</text:p>
      <text:h text:style-name="Heading_20_4" text:outline-level="4">Bases de données objets, mapping objet/relationnel...</text:h>
      <text:p text:style-name="Standard">Les bases de données objet modélisent les données directement sous forme d'objets. Un objet a un type (sa classe) et contient des données qui représentent son état. Un objet peut contenir des références à d'autres objets, ce qui rend la navigation dans des structures arborescentes immédiate.</text:p>
      <text:p text:style-name="Standard">Afin de concilier la programmation objet et la représentation relationnelle, des solution de mapping objet-relationnel sont apparues, la plus connue étant le framework open source Hibernate. Ces frameworks permettent de sauvegarder l'état d'un objet dans une base de données relationnelle. Toutefois, les bases de données relationnelles n'ont pas initialement été conçues dans ce but et les utiliser pour stocker des objets impose une contorsion souvent baptisée "erreur d'impédance objet-relationnel".</text:p>
      <text:p text:style-name="Standard">Une base de données objet est mieux adapté au développement orienté objet; elle permet de s’affranchir des couches de mapping objet/relationnel ayant un impact non négligeable sur la performance et sur les temps de développement et offre une expressivité dans la modélisation beaucoup plus grande qu’une base de données relationnelle.</text:p>
      <text:h text:style-name="Heading_20_2" text:outline-level="2">EyeDB</text:h>
      <text:p text:style-name="Standard">EyeDB est un système de gestion de bases de données objet, similaire à ce que sont MySQL et PostgreSQL pour les bases de données relationnelles.</text:p>
      <text:h text:style-name="Heading_20_4" text:outline-level="4">Le modèle objet de EyeDB</text:h>
      <text:p text:style-name="Standard">Le modèle objet avancé de EyeDB possède les caractéristiques suivantes :</text:p>
      <text:list text:style-name="L3">
        <text:list-item>
          <text:p text:style-name="P44">héritage simple,</text:p>
        </text:list-item>
        <text:list-item>
          <text:p text:style-name="P44">polymorphisme,</text:p>
        </text:list-item>
        <text:list-item>
          <text:p text:style-name="P44">type référence : un attribut d'un objet peut être une référence à un autre objet,</text:p>
        </text:list-item>
        <text:list-item>
          <text:p text:style-name="P44">tableaux multi-dimensionnels,</text:p>
        </text:list-item>
        <text:list-item>
          <text:p text:style-name="P44">modèles de collections set, bag et array,</text:p>
        </text:list-item>
        <text:list-item>
          <text:p text:style-name="P44">types objets et litéraux,</text:p>
        </text:list-item>
        <text:list-item>
          <text:p text:style-name="P44">relations binaires avec intégrité référentielle : tous les types de relations, one-to-one, one-to-many et many-to-many, sont supportés,</text:p>
        </text:list-item>
        <text:list-item>
          <text:p text:style-name="P44">définition de méthodes et triggers en C++ ou en OQL.</text:p>
        </text:list-item>
      </text:list>
      <text:p text:style-name="Standard">Pour exploiter ce modèle objet, EyeDB fournit deux langages basés sur les spécifications ODMG (Object Data Management Group, <text:span text:style-name="T1">http://odmg.org</text:span>) :</text:p>
      <text:list text:style-name="L4">
        <text:list-item>
          <text:p text:style-name="P11">ODL, un langage de définition des types, utilisé pour définir les classes des objets stockés dans les bases de données,</text:p>
        </text:list-item>
        <text:list-item>
          <text:p text:style-name="P11">OQL, un langage de requêtes objet, utilisé pour créer, rechercher et modifier des objets, de manière similaire à SQL.</text:p>
        </text:list-item>
      </text:list>
      <text:h text:style-name="Heading_20_4" text:outline-level="4">Les caractéristiques de EyeDB</text:h>
      <text:p text:style-name="Standard">L'architecture de EyeDB est organisée selon une séparation client/serveur, classique pour les systèmes de gestion de bases de données et qui garantit la sécurité et l'intégrité des données stockées dans les bases: seul <text:soft-page-break/>le serveur a accès aux fichiers stockant les données, tous les programmes accédant aux bases établissent une connexion avec le serveur et communiquent avec lui via un protocole de type RPC (Remote Procedure Call). Cette architecture permet également d'offrir un accès réseau au serveur de bases de données.</text:p>
      <text:p text:style-name="Standard">Pour le développement d'applications, EyeDB fournit des interfaces de programmation multi-languages; actuellement, C++ et Java sont supportés, PHP et Python sont en développement.</text:p>
      <text:p text:style-name="Standard">EyeDB est un SGBDO efficace qui supporte la montée en charge de manière solide : EyeDB a été testé avec succès sur des bases de données de grande taille (plusieurs téra-octets de données et plusieurs milliards d'objets).</text:p>
      <text:p text:style-name="Standard">Enfin EyeDB est supporté sur plusieurs plates-formes : Linux bien sûr, mais aussi Solaris, Mac OS X et FreeBSD.</text:p>
      <text:h text:style-name="Heading_20_4" text:outline-level="4">Les projets similaires</text:h>
      <text:p text:style-name="Standard">Il existe relativement peu de projets open source de développement de systèmes de gestion de bases de données objets, probablement parce qu'un tel développement est assez complexe et que le marché est encore relativement étroit :</text:p>
      <text:list text:style-name="L5">
        <text:list-item>
          <text:p text:style-name="P13">db4o, <text:span text:style-name="T1">http://db4o.com</text:span>, est une base de données objet pour Java et .NET qui offre une solution de persistance d'objets facilement intégrable dans une application Java,</text:p>
        </text:list-item>
      </text:list>
      <text:list text:style-name="L6">
        <text:list-item>
          <text:p text:style-name="P14">Orient ODBMS, <text:span text:style-name="T1">http://www.orientechnologies.com/cms/?Solutions:Orient_ODBMS</text:span>, est un système de gestion de base de données objet supportant les langages C++ et Java</text:p>
        </text:list-item>
        <text:list-item>
          <text:p text:style-name="P14">ZODB (Zope Object Database), <text:span text:style-name="T1">http://wiki.zope.org/ZODB</text:span>, est une base de données objet pour Python, intégrée dans le serveur d'application ZOPE mais pouvant aussi être utilisée indépendamment.</text:p>
        </text:list-item>
      </text:list>
      <text:h text:style-name="Heading_20_2" text:outline-level="2">Compiler et installer EyeDB</text:h>
      <text:p text:style-name="Standard">EyeDB n'est pas encore disponible sous forme de package pour les distributions Linux connues. Il faut donc avant toute chose compiler et installer à partir du code source. Heureusement, l'utilisation des autotools (automake, autoconf) rend la chose facile.</text:p>
      <text:h text:style-name="Heading_20_4" text:outline-level="4">Compiler EyeDB sur Linux</text:h>
      <text:p text:style-name="Standard">La première étape consiste à télécharger l'archive de EyeDB depuis le site du projet EyeDB sur sourceforge (<text:span text:style-name="T1">http://sourceforge.net/projects/eyedb</text:span>). La version courante est la 2.8.5, l'archive s'appelle donc <text:span text:style-name="T1">eyedb-2.8.5.tar.bz2</text:span>.</text:p>
      <text:p text:style-name="Standard">Déplacez-vous dans le dossier où vous souhaitez déballer l'archive: <text:span text:style-name="T2">cd $HOME/eyedb</text:span> et déballez l'archive: <text:span text:style-name="T2">tar xvjf $HOME/Téléchargements/eyedb-2.8.5.tar.bz2</text:span>. Cette commande va créer un répertoire <text:span text:style-name="T1">eyedb-2.8.5</text:span></text:p>
      <text:p text:style-name="Standard">EyeDB a besoin d'un certain nombre de prérequis pour pouvoir être compilé. Ceux-ci peuvent être installés facilement car ils sont disponibles sous forme de packages pour la plupart des distributions Linux. Ces pré-requis sont les suivants:</text:p>
      <text:list text:style-name="L7">
        <text:list-item>
          <text:p text:style-name="P16">compilateur C++</text:p>
        </text:list-item>
        <text:list-item>
          <text:p text:style-name="P16">analyseur lexical flex</text:p>
        </text:list-item>
        <text:list-item>
          <text:p text:style-name="P16">analyseur syntaxique bison</text:p>
        </text:list-item>
        <text:list-item>
          <text:p text:style-name="P16">Java Development Kit</text:p>
        </text:list-item>
        <text:list-item>
          <text:p text:style-name="P16">processeur XML xsltproc et LaTeX, ceci uniquement si vous souhaitez reconstruire la documentation</text:p>
        </text:list-item>
      </text:list>
      <text:p text:style-name="Standard">Après avoir installé si nécessaire ces éléments, vous pouvez lancer la compilation de EyeDB. Si un prérequis indispensable est absent, le script configure vous signalera une erreur.</text:p>
      <text:p text:style-name="Standard">Déplacez-vous dans le dossier créé: </text:p>
      <text:p text:style-name="P1"><text:soft-page-break/>cd $HOME/eyedb/eyedb-2.8.5</text:p>
      <text:p text:style-name="Standard">et lancer la configuration:</text:p>
      <text:p text:style-name="P1">./configure --prefix=$HOME/eyedb/install</text:p>
      <text:p text:style-name="Standard">L'option --prefix du script configure permet de choisir le répertoire racine de l'installation. Par défaut, ce répertoire racine est <text:span text:style-name="T1">/usr</text:span>, mais installer dans <text:span text:style-name="T1">/usr</text:span> nécessite d'être super-utilisateur et par ailleurs va installer des bibliothèques dans les répertoires systèmes, mélangeant les bibliothèques gérées par le système de paquetage de votre distribution et les autres, ce qui est fortement déconseillé. Il est donc préférable d'installer EyeDB dans votre répertoire personnel. Ceci n'affectera en rien le fonctionnement ultérieur de EyeDB.</text:p>
      <text:p text:style-name="Standard">Le script de configure vérifie la présence des logiciels nécessaires pour compiler EyeDB et détecte automatiquement les caractéristiques du système sur lequel vous compilez. A la fin de l'exécution du script configure, celui-ci affiche un résumé des valeurs détectées.</text:p>
      <text:p text:style-name="Standard">Vous pouvez ensuite lancer la compilation avec: <text:span text:style-name="T2">make</text:span>.</text:p>
      <text:h text:style-name="Heading_20_4" text:outline-level="4">Installer et configurer EyeDB</text:h>
      <text:p text:style-name="Standard">Une fois EyeDB compilé, vous pouvez l'installer avec : <text:span text:style-name="T2">make install</text:span>. Ceci va copier les fichiers nécessaires vers les répertoires d'installation, ceux-ci étant créés dans le répertoire racine que vous avez choisi lors de la configuration (voir paragraphe précédent, le répertoire choisi était <text:span text:style-name="T1">$HOME/eyedb/install</text:span>).</text:p>
      <text:p text:style-name="Standard">Après l'installation des fichiers, il faut lancer un script d'initialisation de EyeDB qui va créer l'utilisateur administrateur des bases EyeDB ainsi que la base racine, qui contient la liste des utilisateurs, la liste des bases créées... Ce script a été installé dans <text:span text:style-name="T1">$HOME/eyedb/install/share/eyedb/tools</text:span> et se nomme <text:span text:style-name="T1">eyedb-post-install.sh</text:span>. Pour le lancer: </text:p>
      <text:p text:style-name="P1">$HOME/eyedb/install/share/eyedb/tools/eyedb-post-install.sh</text:p>
      <text:p text:style-name="Standard">Une fois ce script exécuté, votre installation de EyeDB est opérationnelle. Vous pouvez la tester en lançant le serveur: </text:p>
      <text:p text:style-name="P1">$HOME/eyedb/install/sbin/eyedbctl start</text:p>
      <text:p text:style-name="Standard">Le message suivant doit s'afficher:</text:p>
      <text:p text:style-name="P1">Starting EyeDB Server</text:p>
      <text:p text:style-name="P1"><text:s/>Version <text:s text:c="5"/>V2.8.5</text:p>
      <text:p text:style-name="P1"><text:s/>Compiled <text:s text:c="4"/>Feb 10 2008 13:13:53</text:p>
      <text:p text:style-name="P1"><text:s/>Architecture i686-pc-linux-gnu</text:p>
      <text:p text:style-name="P1"><text:s/>Program Pid <text:s/>20998</text:p>
      <text:p text:style-name="Standard">La version, la date de compilation... peuvent bien entendu différer de l'exemple cité ci-dessus.</text:p>
      <text:h text:style-name="Heading_20_4" text:outline-level="4">Démarrer et arrêter le serveur EyeDB</text:h>
      <text:p text:style-name="Standard">Comme expliqué dans la description de l'architecture, EyeDB est un logiciel client/serveur. Avant toute commande, vous devez donc lancer le serveur avec la commande <text:span text:style-name="T1">eyedbctl</text:span> :</text:p>
      <text:list text:style-name="L8">
        <text:list-item>
          <text:p text:style-name="P21"><text:span text:style-name="T2">eyedbctl start</text:span> pour démarrer le serveur,</text:p>
        </text:list-item>
        <text:list-item>
          <text:p text:style-name="P21"><text:span text:style-name="T2">eyedbctl stop</text:span> pour arrêter le serveur.</text:p>
        </text:list-item>
      </text:list>
      <text:p text:style-name="Standard">Vous pouvez connaître l'état du serveur EyeDB avec la commande <text:span text:style-name="T2">eyedbctl status</text:span> qui affichera un message comme celui présenté dans le listing 1 (bien entendu, le détail du message peut changer : version, date de compilation, répertoires...).</text:p>
      <text:p text:style-name="Standard">&lt;&lt;LISTING&gt;&gt;</text:p>
      <text:p text:style-name="Standard">Listing 1. L'affichage de l'état du serveur EyeDB avec la commande eyedbctl status.</text:p>
      <text:p text:style-name="Standard">eyedbctl status</text:p>
      <text:p text:style-name="Standard">EyeDB Server running since Sun Feb 10 13:21:16 2008</text:p>
      <text:p text:style-name="Standard"><text:soft-page-break/></text:p>
      <text:p text:style-name="Standard"><text:s text:c="2"/>Version <text:s text:c="6"/>V2.8.5</text:p>
      <text:p text:style-name="Standard"><text:s text:c="2"/>Date <text:s text:c="9"/>Feb 10 2008 13:13:53</text:p>
      <text:p text:style-name="Standard"><text:s text:c="2"/>Architecture <text:s/>i686-pc-linux-gnu</text:p>
      <text:p text:style-name="Standard"><text:s text:c="2"/>Program Pid <text:s text:c="2"/>20998</text:p>
      <text:p text:style-name="Standard"><text:s text:c="2"/>Running Under francois</text:p>
      <text:p text:style-name="Standard"/>
      <text:p text:style-name="Standard"><text:s text:c="2"/>Listening on <text:s/>localhost:6240</text:p>
      <text:p text:style-name="Standard"><text:s text:c="16"/>localhost:/home/francois/projects/eyedb/install/var/lib/eyedb/pipes/eyedbd</text:p>
      <text:p text:style-name="Standard"><text:s text:c="2"/>Datafile Directory /home/francois/projects/eyedb/install/share</text:p>
      <text:p text:style-name="Standard"/>
      <text:p text:style-name="Standard"><text:s text:c="2"/>No Clients connected.</text:p>
      <text:p text:style-name="Standard">&lt;&lt;/LISTING&gt;&gt;</text:p>
      <text:h text:style-name="Heading_20_2" text:outline-level="2">Définir un schéma de données avec ODL</text:h>
      <text:p text:style-name="Standard">Pour créer une base de données EyeDB, vous devez procéder en deux temps: d'abord vous créez la base avec la commande <text:span text:style-name="T1">eyedbadmin</text:span>, puis vous attribuez un schéma de données à cette base avec la commande <text:span text:style-name="T1">eyedbodl</text:span>, le schéma ayant été défini préalablement dans un fichier source du langage ODL.</text:p>
      <text:h text:style-name="Heading_20_4" text:outline-level="4">Créer une base EyeDB</text:h>
      <text:p text:style-name="Standard">Pour créer une base de données EyeDB, utilisez la commande <text:span text:style-name="T2">eyedbadmin database create</text:span>, en donnant le nom de la base :</text:p>
      <text:p text:style-name="P1">eyedbadmin database create linuxplus</text:p>
      <text:p text:style-name="Standard">pour créer la base nommée <text:span text:style-name="T1">linuxplus</text:span>.</text:p>
      <text:p text:style-name="Standard">Cette commande doit être lancée par l'utilisateur qui a installé EyeDB car elle nécessite les droits d'administration de EyeDB.</text:p>
      <text:p text:style-name="Standard">Vous pouvez vérifier que la base a été créée avec la commande:</text:p>
      <text:p text:style-name="P1">eyedbadmin database list linuxplus</text:p>
      <text:h text:style-name="Heading_20_4" text:outline-level="4">Définir le schéma de la base avec ODL</text:h>
      <text:p text:style-name="Standard">Le langage ODL (Object Definition Language) est un langage qui a été défini par l'ODMG. Ce langage sert à définir le schéma d'une base de données objet en définissant les classes des objets qui seront stockés dans la base. La syntaxe de ce langage est assez simple; les classes sont définies en donnant les attributs (ou champs) de la classe et les relations avec les classes. Une relation est un lien physique entre une instance d'une classe et une ou plusieurs instances d'une autre classe.</text:p>
      <text:p text:style-name="Standard">Le schéma de la base à réaliser est décrit dans le diagramme UML présenté en figure 1. Ce schéma représente une version très simplifiée de la gestion des cours, des étudiants et des professeurs dans une université :</text:p>
      <text:list text:style-name="L9">
        <text:list-item>
          <text:p text:style-name="P23">un cours est caractérisé par un titre et une description</text:p>
        </text:list-item>
        <text:list-item>
          <text:p text:style-name="P23">un étudiant est caractérisé par un prénom, un nom et une année d'étude</text:p>
        </text:list-item>
        <text:list-item>
          <text:p text:style-name="P23">un professeur est caractérisé par un prénom et un nom</text:p>
        </text:list-item>
        <text:list-item>
          <text:p text:style-name="P23">un professeur est chargé d'un ou plusieurs cours</text:p>
        </text:list-item>
        <text:list-item>
          <text:p text:style-name="P23">un étudiant est inscrit à un ou plusieurs cours</text:p>
        </text:list-item>
        <text:list-item>
          <text:p text:style-name="P23">un cours a un seul professeur</text:p>
        </text:list-item>
      </text:list>
      <text:p text:style-name="Text_20_body">&lt;&lt;RYSUNEK&gt;&gt;</text:p>
      <text:p text:style-name="Standard">&lt;&lt;GRAFIKA file=linuxplus-uml.tif&gt;&gt;</text:p>
      <text:p text:style-name="Standard"><text:soft-page-break/>Figure 1. Schéma UML des classes de la base EyeDB</text:p>
      <text:p text:style-name="Standard">&lt;&lt;/RYSUNEK&gt;&gt;</text:p>
      <text:p text:style-name="Text_20_body">Le schéma ODL présenté listing 2 implémente ce modèle en introduisant :</text:p>
      <text:list text:style-name="L10">
        <text:list-item>
          <text:p text:style-name="P36">les attributs des différentes classes: firstname, lastname, begin_year, title, description,</text:p>
        </text:list-item>
        <text:list-item>
          <text:p text:style-name="P36">une super-classe Person qui factorise les attributs firsname et lastname des classes Student et Teacher,</text:p>
        </text:list-item>
        <text:list-item>
          <text:p text:style-name="P36">une relation entre Student et Course, représentant les cours auxquels un étudiant est inscrit</text:p>
        </text:list-item>
        <text:list-item>
          <text:p text:style-name="P36">une relation entre Teacher et Course représentant les cours dont un professeur est chargé.</text:p>
        </text:list-item>
      </text:list>
      <text:p text:style-name="Standard">&lt;&lt;LISTING lang=JAVA&gt;&gt;</text:p>
      <text:p text:style-name="Standard">Listing 2. Un exemple de définition du schéma d'une base EyeDB avec ODL</text:p>
      <text:p text:style-name="Standard">class Person {</text:p>
      <text:p text:style-name="Standard"><text:s text:c="2"/>attribute string firstname;</text:p>
      <text:p text:style-name="Standard"><text:s text:c="2"/>attribute string lastname;</text:p>
      <text:p text:style-name="Standard">};</text:p>
      <text:p text:style-name="Standard">class Student extends Person {</text:p>
      <text:p text:style-name="Standard"><text:s text:c="2"/>attribute short begin_year;</text:p>
      <text:p text:style-name="Standard"><text:s text:c="2"/>relationship set&lt;Course *&gt; courses inverse students;</text:p>
      <text:p text:style-name="Standard">};</text:p>
      <text:p text:style-name="Standard">class Course {</text:p>
      <text:p text:style-name="Standard"><text:s text:c="2"/>attribute string title;</text:p>
      <text:p text:style-name="Standard"><text:s text:c="2"/>attribute string description;</text:p>
      <text:p text:style-name="Standard"><text:s text:c="2"/>relationship set&lt;Student *&gt; students inverse courses;</text:p>
      <text:p text:style-name="Standard"><text:s text:c="2"/>relationship Teacher *teacher inverse courses;</text:p>
      <text:p text:style-name="Standard">};</text:p>
      <text:p text:style-name="Standard">class Teacher extends Person {</text:p>
      <text:p text:style-name="Standard"><text:s text:c="2"/>relationship set&lt;Course *&gt; courses inverse teacher;</text:p>
      <text:p text:style-name="Standard">};</text:p>
      <text:p text:style-name="Standard">&lt;&lt;/LISTING&gt;&gt;</text:p>
      <text:p text:style-name="Standard">Quelques commentaires sur ce schéma : </text:p>
      <text:list text:style-name="L11">
        <text:list-item>
          <text:p text:style-name="P40">le mot clé extends indique que les classes Student et Teacher héritent de la classe Personne,</text:p>
        </text:list-item>
        <text:list-item>
          <text:p text:style-name="P40">les attributs set&lt;Course *&gt; courses dans la classe Student et set&lt;Student *&gt; students dans la classe Course réalisent la relation entre un Etudiant et les Courses auxquels il est inscrit,</text:p>
        </text:list-item>
        <text:list-item>
          <text:p text:style-name="P40">les attributs set&lt;Course *&gt; courses dans la classe Teacher et Teacher *teacher dans la classe Course réalisent la relation entre un Course et le professeur qui en a la charge (un professeur peut être chargé de plusieurs cours, un cours a un seul professeur),</text:p>
        </text:list-item>
        <text:list-item>
          <text:p text:style-name="P40">les directives inverse sur les attributs de type relation indiquent à EyeDB qu'il doit maintenir l'intégrité relationnelle entre les classes. </text:p>
        </text:list-item>
      </text:list>
      <text:p text:style-name="Standard">Ce schéma doit être sauvé dans un fichier, par exemple <text:span text:style-name="T1">linuxplus.odl</text:span>, que vous créerez avec un éditeur de texte, par exemple Emacs. Une fois ce fichier créé, mettez à jour le schéma de la base déjà créée avec la commande <text:span text:style-name="T2">eyedbodl</text:span> :</text:p>
      <text:p text:style-name="P1">eyedbodl -d linuxplus -u linuxplus.odl</text:p>
      <text:p text:style-name="Standard">Vérifiez que la mise à jour du schéma a correctement fonctionné en affichant ce schéma avec la commande :</text:p>
      <text:p text:style-name="P1">eyedbodl -d linuxplus –gencode=ODL</text:p>
      <text:p text:style-name="Standard"><text:soft-page-break/>Cette commande va afficher sur la sortie standard le schéma de la base; vous retrouverez alors le fichier <text:span text:style-name="T1">linuxplus.odl</text:span> déjà créé, à quelques détails de présentation près.</text:p>
      <text:h text:style-name="Heading_20_2" text:outline-level="2">Créer, modifier, rechercher... des objets avec OQL</text:h>
      <text:p text:style-name="Standard">Une fois une base créée et munie d'un schéma, vous pouvez créer des objets, rechercher des objets, les modifier... avec le langage OQL. OQL est en partie similaire à SQL, le langage de requêtes utilisé par les bases de données relationnelles, mais diffère par sa syntaxe et par ses fonctionnalités adaptées aux bases de données objet. Le langage OQL implémenté par EyeDB est en partie conforme à la spécification OQL de l'ODMG.</text:p>
      <text:p text:style-name="Standard">OQL est un langage interprété : il n'y a pas de phase de compilation, tout ce que vous entrez comme commandes est immédiatement exécuté et affiché. Pour lancer l'interpréteur OQL, utilisez la commande :</text:p>
      <text:p text:style-name="P1">eyedboql -d linuxplus -w</text:p>
      <text:p text:style-name="Standard">L'option -d sert à spécifier la base à utiliser, l'option -w indique que vous allez écrire dans la base.</text:p>
      <text:h text:style-name="Heading_20_4" text:outline-level="4">Créer des objets avec OQL</text:h>
      <text:p text:style-name="Standard">La création d'objets se fait avec l'instruction new, de manière assez similaire à Java. L'opérateur new doit être suivi du nom de la classe à instancer, puis des valeurs à donner aux attributs de la classe en spécifiant l'attribut suivi de : suivi de la valeur, comme dans l'exemple suivant: </text:p>
      <text:p text:style-name="P1">c := new Course( title : "Langage C", description : "Le langage de programmation C") </text:p>
      <text:p text:style-name="Standard">L'objet créé par new peut être sauvegardé dans une variable pour manipulation ultérieure.</text:p>
      <text:p text:style-name="Standard">Vous trouverez un exemple plus complet de création d'objets pour le schéma déjà présenté dans le listing 3.</text:p>
      <text:p text:style-name="Standard">&lt;&lt;LISTING lang=SQL&gt;&gt;</text:p>
      <text:p text:style-name="Standard">Listing 3. Des exemples de création d'objets avec OQL</text:p>
      <text:p text:style-name="Standard">// Création de quelques cours </text:p>
      <text:p text:style-name="Standard">oodbms := new Course(title : "OODBMS", description : "Object database management systems"); </text:p>
      <text:p text:style-name="Standard">cplusplus := new Course(title : "C++", description : "C++ Language"); </text:p>
      <text:p text:style-name="Standard">java := new Course(title : "Java", description : "Java Language"); </text:p>
      <text:p text:style-name="Standard"/>
      <text:p text:style-name="Standard">// Création de quelques étudiants</text:p>
      <text:p text:style-name="Standard">john_harris := new Student( firstname : "John", lastname : "Harris", begin_year : 2002); </text:p>
      <text:p text:style-name="Standard">suzan_mulder := new Student( firstname : "Suzan", lastname : "Mulder", begin_year : 2002); </text:p>
      <text:p text:style-name="Standard"/>
      <text:p text:style-name="Standard">// Création de quelques professeurs</text:p>
      <text:p text:style-name="Standard">eric_viara := new Teacher( firstname : "Eric", lastname : "Viara");</text:p>
      <text:p text:style-name="Standard">francois_dechelle := new Teacher( firstname : "Francois", lastname : "Dechelle");</text:p>
      <text:p text:style-name="Standard">&lt;&lt;/LISTING&gt;&gt;</text:p>
      <text:p text:style-name="Standard">Pour affecter des valeurs aux attributs d'un objet qui sont des relations, on peut utiliser l'opérateur d'affectation := de OQL, comme par exemple ainsi :</text:p>
      <text:p text:style-name="Standard"><text:span text:style-name="T2">oodbms.teacher := eric_viara;</text:span> </text:p>
      <text:p text:style-name="Standard">Ceci affectera l'objet eric_viara à l'attribut teacher de l'objet oodbms ce qui réalise la relation teacher entre la classe Course et la classe Teacher.</text:p>
      <text:p text:style-name="Standard">Dans le cas où la relation est de type n-aire, comme dans notre exemple la relation courses de la classe Student, il faut utiliser l'opérateur add de OQL, comme par exemple ainsi :</text:p>
      <text:p text:style-name="Standard"><text:span text:style-name="T2">add oodbms to john_harris.courses;</text:span> </text:p>
      <text:p text:style-name="Standard">Ceci ajoutera l'objet oodbms à l'attribut courses (qui est un ensemble) de l'objet john_harris, ce qui réalise la relation students entre la classe Course et la classe Student.</text:p>
      <text:p text:style-name="Standard"><text:soft-page-break/>Vous trouverez un exemple complet d'affectations sur les attributs relations pour le schéma déjà présenté dans le listing 4.</text:p>
      <text:p text:style-name="Standard">&lt;&lt;LISTING lang=SQL&gt;&gt;</text:p>
      <text:p text:style-name="Standard">Listing 4. Des exemples d'affectation sur les attributs relations d'un objet avec OQL</text:p>
      <text:p text:style-name="Standard">// Attribution de cours aux professeurs</text:p>
      <text:p text:style-name="Standard">oodbms.teacher := eric_viara; </text:p>
      <text:p text:style-name="Standard">cplusplus.teacher := eric_viara; </text:p>
      <text:p text:style-name="Standard">java.teacher := francois_dechelle; </text:p>
      <text:p text:style-name="Standard"/>
      <text:p text:style-name="Standard">// Attribution de cours aux etudiants</text:p>
      <text:p text:style-name="Standard">add oodbms to john_harris.courses; </text:p>
      <text:p text:style-name="Standard"/>
      <text:p text:style-name="Standard">add oodbms to suzan_mulder.courses; </text:p>
      <text:p text:style-name="Standard">add java to suzan_mulder.courses; </text:p>
      <text:p text:style-name="Standard">add cplusplus to suzan_mulder.courses; </text:p>
      <text:p text:style-name="Standard">&lt;&lt;/LISTING&gt;&gt;</text:p>
      <text:p text:style-name="Standard">Quelques commandes de l'interpréteur OQL bien utiles:</text:p>
      <text:list text:style-name="L12">
        <text:list-item>
          <text:p text:style-name="P29">la commande <text:span text:style-name="T2">\print</text:span> affiche le dernier objet manipulé, comme dans :</text:p>
        </text:list-item>
      </text:list>
      <text:p text:style-name="P1">? eric_viara;<text:line-break/>= 2634.5.228915:oid<text:line-break/>? \print<text:line-break/>Teacher {2634.5.228915:oid} = { <text:line-break/> <text:s text:c="7"/>firstname = "Eric";<text:line-break/> <text:s text:c="7"/>lastname = "Viara";</text:p>
      <text:p text:style-name="P1">...</text:p>
      <text:list text:style-name="L13">
        <text:list-item>
          <text:p text:style-name="P30">la commande <text:span text:style-name="T2">\quit</text:span> permet de quitter l'interpréteur OQL</text:p>
        </text:list-item>
      </text:list>
      <text:h text:style-name="Heading_20_4" text:outline-level="4">Rechercher et modifier des objets avec OQL</text:h>
      <text:p text:style-name="Standard">Une fois des objets insérés dans la base, vous allez pouvoir les rechercher, les afficher, les modifier à l'aide de requêtes OQL.</text:p>
      <text:p text:style-name="Standard">La première forme de requête OQL permet d'afficher tous les objets d'une classe :</text:p>
      <text:p text:style-name="P1">? select Student;<text:line-break/>= bag(2663.6.15736:oid, 2661.6.91256:oid)<text:line-break/>? \print<text:line-break/>Student {2663.6.15736:oid} = { <text:line-break/> <text:s text:c="7"/>Person::firstname = "Suzan";<text:line-break/> <text:s text:c="7"/>Person::lastname = "Mulder";</text:p>
      <text:p text:style-name="P1">...</text:p>
      <text:p text:style-name="Standard">Vous remarquerez qu'une requête OQL retourne un bag, c'est-à-dire une collection d'objets. Pour l'afficher, utilisez la commande OQL <text:span text:style-name="T2">\print</text:span>.</text:p>
      <text:p text:style-name="Standard">Pour rechercher les étudiants dont le prénom est "John", utilisez la requête OQL suivante:</text:p>
      <text:p text:style-name="P1">select Student.firstname = "John"; </text:p>
      <text:p text:style-name="Standard">Pour modifier un objet, vous pouvez chercher l'objet et le stocker dans un variable, puis le modifier:</text:p>
      <text:p text:style-name="Standard"><text:span text:style-name="T2">? x := first(select Student.firstname = "John");<text:line-break/>? x.firstname := "Mark";<text:line-break/></text:span>? x;<text:line-break/>= 2661.6.91256:oid<text:line-break/><text:soft-page-break/>? \print<text:line-break/><text:span text:style-name="T2">Student {2661.6.91256:oid} = { <text:line-break/> <text:s text:c="7"/>Person::firstname = "Mark";<text:line-break/> <text:s text:c="7"/>Person::lastname = "Harris";</text:span></text:p>
      <text:p text:style-name="P1">...</text:p>
      <text:p text:style-name="Standard">Vous pouvez aussi procéder plus directement:</text:p>
      <text:p text:style-name="P1">? (select Student.firstname = "John").firstname := "Mark";</text:p>
      <text:p text:style-name="Standard">Le listing 5 donne des exemples complets de recherche d'objets avec OQL.</text:p>
      <text:p text:style-name="Standard">&lt;&lt;LISTING lang=SQL&gt;&gt;</text:p>
      <text:p text:style-name="Standard">Listing 5. Des exemples de recherche d'objets avec OQL</text:p>
      <text:p text:style-name="Standard">// Recherche de personnes </text:p>
      <text:p text:style-name="Standard">select Student; </text:p>
      <text:p text:style-name="Standard">select Teacher; </text:p>
      <text:p text:style-name="Standard">select Person; </text:p>
      <text:p text:style-name="Standard"/>
      <text:p text:style-name="Standard">select Student.firstname = "John"; </text:p>
      <text:p text:style-name="Standard">select firstname + " " + lastname from Student where firstname = "John"; </text:p>
      <text:p text:style-name="Standard"/>
      <text:p text:style-name="Standard">select Teacher.firstname = "Francois"; </text:p>
      <text:p text:style-name="Standard">select Person.firstname = "Francois"; </text:p>
      <text:p text:style-name="Standard"/>
      <text:p text:style-name="Standard">// Recherche de cours </text:p>
      <text:p text:style-name="Standard">select description from Course where title = "OODBMS"; </text:p>
      <text:p text:style-name="Standard">select * from Course where title = "OODBMS"; </text:p>
      <text:p text:style-name="Standard"/>
      <text:p text:style-name="Standard">// Recherche du professeur enseignant un cours</text:p>
      <text:p text:style-name="Standard">select x.teacher from Course x where x.title = "OODBMS"; </text:p>
      <text:p text:style-name="Standard"/>
      <text:p text:style-name="Standard">select (Course.title = "OODBMS").teacher.lastname; </text:p>
      <text:p text:style-name="Standard"/>
      <text:p text:style-name="Standard">// Recherche des cours enseignes par un professeur</text:p>
      <text:p text:style-name="Standard">select title from Course where teacher.lastname = "Dechelle"; </text:p>
      <text:p text:style-name="Standard">// ou bien :</text:p>
      <text:p text:style-name="Standard">select x.courses[?].title from Teacher x where x.lastname = "Dechelle"; </text:p>
      <text:p text:style-name="Standard"/>
      <text:p text:style-name="Standard">// Recherche des cours suivis par un etudiant </text:p>
      <text:p text:style-name="Standard">select s.courses[?].title from Student s where s.lastname = "Mulder"; </text:p>
      <text:p text:style-name="Standard">// ou bien </text:p>
      <text:p text:style-name="Standard">select c.title from Course c where c.students[?].lastname = "Mulder"; </text:p>
      <text:p text:style-name="Standard">&lt;&lt;/LISTING&gt;&gt;</text:p>
      <text:h text:style-name="Heading_20_2" text:outline-level="2">Développer en Java avec EyeDB</text:h>
      <text:p text:style-name="Standard">Une fois une base EyeDB créée et un schéma défini, vous pouvez accéder très simplement aux objets de cette base depuis des programmes Java. Pour écrire ces programmes Java, vous devez d'abord générer à partir du schéma ODL de la base une bibliothèque Java, puis compiler ces programmes à l'aide de cette bibliothèque.</text:p>
      <text:h text:style-name="Heading_20_4" text:outline-level="4"><text:soft-page-break/>Générer les classes Java à partir du schéma ODL</text:h>
      <text:p text:style-name="Standard">La première étape pour utiliser votre base EyeDB depuis un programme Java consiste à générer une bibliothèque Java à partir du schéma ODL de votre base. Cette bibliothèque contiendra en particulier les classes Java correspondant aux classes ODL que vous avez définies.</text:p>
      <text:p text:style-name="Standard">Pour générer les sources Java, utilisez la commande <text:span text:style-name="T1">eyedbodl</text:span> avec l'option <text:span text:style-name="T2">–gencode=java</text:span>, qui va générer les sources Java correspondant à votre schéma ODL :</text:p>
      <text:p text:style-name="P1">eyedbodl --gencode=java --package=linuxplus linuxplus.odl</text:p>
      <text:p text:style-name="Standard">Cette commande va générer un certain nombre de fichiers Java dans le sous-répertoire linuxplus; vous constaterez que en particulier les fichiers Person.java, Student.java, Teacher.java et Course.java ont été générés, correspondant aux classes définies dans votre schéma ODL.</text:p>
      <text:p text:style-name="Standard">Une fois ces fichiers générés, vous pouvez les compiler en lançant la commande suivante dans le répertoire linuxplus créé :</text:p>
      <text:p text:style-name="P1">javac -cp $HOME/eyedb/install/lib/eyedb/java/eyedb.jar *.java</text:p>
      <text:p text:style-name="Standard">L'option <text:span text:style-name="T2">-cp $HOME/eyedb/install/lib/eyedb/java/eyedb.jar</text:span> permet de spécifier la bibliothèque java EyeDB; cette bibliothèque est compilée et installée lors de la compilation de EyeDB, si le compilateur Java est présent. Reportez-vous au chapitre "Compiler et installer EyeDB" pour plus d'information.</text:p>
      <text:h text:style-name="Heading_20_4" text:outline-level="4">Ecrire un programme Java utilisant les classes EyeDB</text:h>
      <text:p text:style-name="Standard">Le listing 6 donne un programme Java simple qui utilise une base EyeDB, crée quelques objets et les stocke dans la base, de manière similaire au code OQL donné dans les listings 3 et 4. Ce programme utilise la bibliothèque Java que vous avez compilée à partir du schéma ODL de la base. Quelques commentaires sur ce programme Java:</text:p>
      <text:list text:style-name="L14">
        <text:list-item>
          <text:p text:style-name="P31">avant d'ouvrir la base, il faut initialiser les packages</text:p>
        </text:list-item>
        <text:list-item>
          <text:p text:style-name="P31">la création et l'écriture d'objets doit toujours se faire à l'intérieur d'une transaction</text:p>
        </text:list-item>
        <text:list-item>
          <text:p text:style-name="P31">à chaque attribut défini dans le schéma ODL correspond une méthode Java <text:span text:style-name="T2">setNomAttribut</text:span> et une méthode <text:span text:style-name="T2">getNomAttribut</text:span> </text:p>
        </text:list-item>
      </text:list>
      <text:p text:style-name="Standard">&lt;&lt;LISTING lang=Java&gt;&gt;</text:p>
      <text:p text:style-name="Standard">Listing 6. Un programme Java simple utilisant une base EyeDB</text:p>
      <text:p text:style-name="Standard">import linuxplus.*;</text:p>
      <text:p text:style-name="Standard"/>
      <text:p text:style-name="Standard">class Test {</text:p>
      <text:p text:style-name="Standard"><text:s text:c="4"/>public static void main( String[] args)</text:p>
      <text:p text:style-name="Standard"><text:s text:c="4"/>{</text:p>
      <text:p text:style-name="Standard"><text:s text:c="6"/>try {</text:p>
      <text:p text:style-name="Standard"><text:s text:c="10"/>// Initialisation du package 'eyedb'</text:p>
      <text:p text:style-name="Standard"><text:s text:c="10"/>org.eyedb.Root.init("Test", args);</text:p>
      <text:p text:style-name="Standard"><text:s text:c="5"/></text:p>
      <text:p text:style-name="Standard"><text:s text:c="10"/>// Initialisation du package 'linuxplus'</text:p>
      <text:p text:style-name="Standard"><text:s text:c="10"/>linuxplus.Database.init();</text:p>
      <text:p text:style-name="Standard"/>
      <text:p text:style-name="Standard"><text:s text:c="10"/>// Ouverture de la base "linuxplus"</text:p>
      <text:p text:style-name="Standard"><text:s text:c="10"/>linuxplus.Database db = new linuxplus.Database("linuxplus");</text:p>
      <text:p text:style-name="Standard"><text:s text:c="10"/>org.eyedb.Connection conn = new org.eyedb.Connection();</text:p>
      <text:p text:style-name="Standard"><text:s text:c="10"/>db.open(conn, org.eyedb.Database.DBRW);</text:p>
      <text:p text:style-name="Standard"/>
      <text:p text:style-name="Standard"><text:s text:c="10"/>// Ouverture d'une transaction</text:p>
      <text:p text:style-name="Standard"><text:soft-page-break/><text:s text:c="10"/>db.transactionBegin();</text:p>
      <text:p text:style-name="Standard"/>
      <text:p text:style-name="Standard"><text:s text:c="10"/>// Creation d'objets</text:p>
      <text:p text:style-name="Standard"><text:s text:c="10"/>Course oodbms = new Course( db);</text:p>
      <text:p text:style-name="Standard"><text:s text:c="10"/>oodbms.setTitle( "OODBMS");</text:p>
      <text:p text:style-name="Standard"><text:s text:c="10"/>oodbms.setDescription( "Object database management systems"); </text:p>
      <text:p text:style-name="Standard"/>
      <text:p text:style-name="Standard"><text:s text:c="10"/>Student john_harris = new Student( db);</text:p>
      <text:p text:style-name="Standard"><text:s text:c="10"/>john_harris.setFirstname( "John");</text:p>
      <text:p text:style-name="Standard"><text:s text:c="10"/>john_harris.setLastname( "Harris");</text:p>
      <text:p text:style-name="Standard"><text:s text:c="10"/>john_harris.setBeginYear( (short)2002); </text:p>
      <text:p text:style-name="Standard"/>
      <text:p text:style-name="Standard"><text:s text:c="10"/>Teacher eric_viara = new Teacher( db);</text:p>
      <text:p text:style-name="Standard"><text:s text:c="10"/>eric_viara.setFirstname( "Eric");</text:p>
      <text:p text:style-name="Standard"><text:s text:c="10"/>eric_viara.setLastname( "Viara");</text:p>
      <text:p text:style-name="Standard"/>
      <text:p text:style-name="Standard"><text:s text:c="10"/>oodbms.setTeacher( eric_viara); </text:p>
      <text:p text:style-name="Standard"/>
      <text:p text:style-name="Standard"><text:s text:c="10"/>john_harris.addToCoursesColl(oodbms);</text:p>
      <text:p text:style-name="Standard"/>
      <text:p text:style-name="Standard"><text:s text:c="10"/>// Ecriture des objets dans la base</text:p>
      <text:p text:style-name="Standard"><text:s text:c="10"/>oodbms.store(org.eyedb.RecMode.FullRecurs);</text:p>
      <text:p text:style-name="Standard"><text:s text:c="10"/>eric_viara.store(org.eyedb.RecMode.FullRecurs);</text:p>
      <text:p text:style-name="Standard"><text:s text:c="10"/>john_harris.store(org.eyedb.RecMode.FullRecurs);</text:p>
      <text:p text:style-name="Standard"/>
      <text:p text:style-name="Standard"><text:s text:c="10"/>// Affichage d'un objet</text:p>
      <text:p text:style-name="Standard"><text:s text:c="10"/>oodbms.trace();</text:p>
      <text:p text:style-name="Standard"/>
      <text:p text:style-name="Standard"><text:s text:c="10"/>// Fin de la transaction</text:p>
      <text:p text:style-name="Standard"><text:s text:c="10"/>db.transactionCommit();</text:p>
      <text:p text:style-name="Standard"><text:s text:c="6"/>}</text:p>
      <text:p text:style-name="Standard"><text:s text:c="6"/>catch(org.eyedb.Exception e) {</text:p>
      <text:p text:style-name="Standard"><text:s text:c="10"/>e.printStackTrace();</text:p>
      <text:p text:style-name="Standard"><text:s text:c="6"/>}</text:p>
      <text:p text:style-name="Standard"><text:s text:c="4"/>}</text:p>
      <text:p text:style-name="Standard">}</text:p>
      <text:p text:style-name="Standard">&lt;&lt;/LISTING&gt;&gt;</text:p>
      <text:p text:style-name="Standard">Sauvegardez ce code dans un fichier Test.java, que vous pouvez ensuite compiler avec la commande :</text:p>
      <text:p text:style-name="P1">javac -cp $HOME/eyedb/install/lib/eyedb/java/eyedb.jar:. Test.java</text:p>
      <text:p text:style-name="Standard">N'oubliez pas que pour exécuter votre programme, le serveur EyeDB doit d'abord avoir été lancé avec <text:span text:style-name="T2">eyedbctl start</text:span><text:span text:style-name="T3">; vous pouvez vérifier qu'il est lancé avec la commande </text:span><text:span text:style-name="T2">eyedbctl status</text:span><text:span text:style-name="T3">.</text:span></text:p>
      <text:p text:style-name="Standard"><text:span text:style-name="T3">Exécutez votre programme Java </text:span>avec la commande :</text:p>
      <text:p text:style-name="P1">java -cp $HOME/eyedb/install/lib/eyedb/java/eyedb.jar:. Test –user=XXX</text:p>
      <text:p text:style-name="P1">2929.6.260716:oid Teacher = {</text:p>
      <text:p text:style-name="P1"><text:tab/>Person::firstname = "Eric";</text:p>
      <text:p text:style-name="P1"><text:tab/>Person::lastname = "Viara";</text:p>
      <text:p text:style-name="P1">...</text:p>
      <text:p text:style-name="Standard"><text:soft-page-break/>en remplaçant XXX par votre nom d'utilisateur Unix.</text:p>
      <text:p text:style-name="Standard">L'interface de programmation Java de EyeDB permet également de rechercher des objets à l'aide de requêtes OQL. Pour plus d'information, reportez-vous à la documentation de EyeDB.</text:p>
      <text:h text:style-name="Heading_20_2" text:outline-level="2">Développer en C++ avec EyeDB</text:h>
      <text:p text:style-name="Standard">De manière similaire à Java, une fois une base EyeDB créée et un schéma défini, vous pouvez accéder très simplement aux objets de cette base depuis des programmes C++. La procédure est très similaire : vous devez d'abord générer à partir du schéma ODL de la base du code C++, le compiler, écrire votre programme qui manipule les objets, puis compiler votre programme avec les programmes générés.</text:p>
      <text:h text:style-name="Heading_20_4" text:outline-level="4">Générer les classes C++ à partir du schéma ODL</text:h>
      <text:p text:style-name="Standard">La première étape pour utiliser votre base EyeDB depuis un programme C++ consiste à générer le code C++ à partir du schéma ODL de votre base; ce code contient en particulier les classes C++ correspondant aux classes ODL que vous avez définies.</text:p>
      <text:p text:style-name="Standard">Pour générer les sources C++, utilisez la commande <text:span text:style-name="T1">eyedbodl</text:span> avec l'option <text:span text:style-name="T2">–gencode=C++</text:span> :</text:p>
      <text:p text:style-name="P1">eyedbodl --gencode=C++ --package=linuxplus linuxplus.odl</text:p>
      <text:p text:style-name="Standard">Cette commande va générer un certain nombre de fichiers C++ dans le répertoire courant ainsi qu'un fichier <text:span text:style-name="T1">Makefile.linuxplus</text:span> qui va vous servir à compiler le code C++ généré.</text:p>
      <text:h text:style-name="Heading_20_4" text:outline-level="4">Ecrire un programme C++ utilisant les classes EyeDB</text:h>
      <text:p text:style-name="Standard">Le listing 7 donne un programme C++ simple qui utilise une base EyeDB, crée quelques objets et les stocke dans la base, de manière similaire au code OQL donné dans les listings 3 et 4. Ce programme est assez semblable au programme Java donné dans le listing 6.</text:p>
      <text:p text:style-name="Standard">&lt;&lt;LISTING lang=C++&gt;&gt;</text:p>
      <text:p text:style-name="Standard">Listing 7. Un programme C++ simple utilisant une base EyeDB</text:p>
      <text:p text:style-name="Standard">#include &lt;iostream&gt;</text:p>
      <text:p text:style-name="Standard">#include "linuxplus.h"</text:p>
      <text:p text:style-name="Standard"/>
      <text:p text:style-name="Standard">int main(int argc, char *argv[])</text:p>
      <text:p text:style-name="Standard">{</text:p>
      <text:p text:style-name="Standard"><text:s text:c="2"/>linuxplus initializer(argc, argv);</text:p>
      <text:p text:style-name="Standard"/>
      <text:p text:style-name="Standard"><text:s text:c="2"/>eyedb::Exception::setMode(eyedb::Exception::ExceptionMode);</text:p>
      <text:p text:style-name="Standard"/>
      <text:p text:style-name="Standard"><text:s text:c="2"/>try {</text:p>
      <text:p text:style-name="Standard"><text:s text:c="4"/>eyedb::Connection conn(true);</text:p>
      <text:p text:style-name="Standard"/>
      <text:p text:style-name="Standard"><text:s text:c="4"/>// Ouverture de la base "linuxplus"</text:p>
      <text:p text:style-name="Standard"><text:s text:c="4"/>linuxplusDatabase *db = new linuxplusDatabase(&amp;conn, "linuxplus", eyedb::Database::DBRW);</text:p>
      <text:p text:style-name="Standard"/>
      <text:p text:style-name="Standard"><text:s text:c="4"/>// Ouverture d'une transaction</text:p>
      <text:p text:style-name="Standard"><text:s text:c="4"/>db-&gt;transactionBegin();</text:p>
      <text:p text:style-name="Standard"/>
      <text:p text:style-name="Standard"><text:s text:c="4"/>// Creation d'objets</text:p>
      <text:p text:style-name="Standard"><text:s text:c="4"/>Course *oodbms = new Course( db);</text:p>
      <text:p text:style-name="Standard"><text:s text:c="4"/>oodbms-&gt;setTitle( "OODBMS");</text:p>
      <text:p text:style-name="Standard"><text:soft-page-break/><text:s text:c="4"/>oodbms-&gt;setDescription( "Object database management systems"); </text:p>
      <text:p text:style-name="Standard"/>
      <text:p text:style-name="Standard"><text:s text:c="4"/>Student *john_harris = new Student( db);</text:p>
      <text:p text:style-name="Standard"><text:s text:c="4"/>john_harris-&gt;setFirstname( "John");</text:p>
      <text:p text:style-name="Standard"><text:s text:c="4"/>john_harris-&gt;setLastname( "Harris");</text:p>
      <text:p text:style-name="Standard"><text:s text:c="4"/>john_harris-&gt;setBeginYear( (short)2002); </text:p>
      <text:p text:style-name="Standard"/>
      <text:p text:style-name="Standard"><text:s text:c="4"/>Teacher *eric_viara = new Teacher( db);</text:p>
      <text:p text:style-name="Standard"><text:s text:c="4"/>eric_viara-&gt;setFirstname( "Eric");</text:p>
      <text:p text:style-name="Standard"><text:s text:c="4"/>eric_viara-&gt;setLastname( "Viara");</text:p>
      <text:p text:style-name="Standard"/>
      <text:p text:style-name="Standard"><text:s text:c="4"/>oodbms-&gt;setTeacher( eric_viara); </text:p>
      <text:p text:style-name="Standard"/>
      <text:p text:style-name="Standard"><text:s text:c="4"/>john_harris-&gt;addToCoursesColl(oodbms);</text:p>
      <text:p text:style-name="Standard"/>
      <text:p text:style-name="Standard"><text:s text:c="4"/>// Ecriture des objets dans la base</text:p>
      <text:p text:style-name="Standard"><text:s text:c="4"/>oodbms-&gt;store(eyedb::RecMode::FullRecurs);</text:p>
      <text:p text:style-name="Standard"><text:s text:c="4"/>eric_viara-&gt;store(eyedb::RecMode::FullRecurs);</text:p>
      <text:p text:style-name="Standard"><text:s text:c="4"/>john_harris-&gt;store(eyedb::RecMode::FullRecurs);</text:p>
      <text:p text:style-name="Standard"/>
      <text:p text:style-name="Standard"><text:s text:c="4"/>eric_viara-&gt;trace();</text:p>
      <text:p text:style-name="Standard"><text:s text:c="4"/>oodbms-&gt;trace();</text:p>
      <text:p text:style-name="Standard"><text:s text:c="4"/>john_harris-&gt;trace();</text:p>
      <text:p text:style-name="Standard"/>
      <text:p text:style-name="Standard"><text:s text:c="4"/>// Fin de la transaction</text:p>
      <text:p text:style-name="Standard"><text:s text:c="4"/>db-&gt;transactionCommit();</text:p>
      <text:p text:style-name="Standard"/>
      <text:p text:style-name="Standard"><text:s text:c="4"/>db-&gt;close();</text:p>
      <text:p text:style-name="Standard"><text:s text:c="2"/>}</text:p>
      <text:p text:style-name="Standard"><text:s text:c="2"/>catch(eyedb::Exception &amp;e) {</text:p>
      <text:p text:style-name="Standard"><text:s text:c="4"/>std::cerr &lt;&lt; e &lt;&lt; std::endl;</text:p>
      <text:p text:style-name="Standard"><text:s text:c="4"/>return 1;</text:p>
      <text:p text:style-name="Standard"><text:s text:c="2"/>}</text:p>
      <text:p text:style-name="Standard"/>
      <text:p text:style-name="Standard"><text:s text:c="2"/>return 0;</text:p>
      <text:p text:style-name="Standard">}</text:p>
      <text:p text:style-name="Standard">&lt;&lt;/LISTING&gt;&gt;</text:p>
      <text:p text:style-name="Standard">Sauvegardez ce code dans un fichier <text:span text:style-name="T1">test.cc</text:span> que pouvez compiler ce programme en utilisant le fichier <text:span text:style-name="T1">Makefile.linuxplus</text:span> qui a été généré par eyedbodl lors de la traduction du fichier ODL en code C++, à l'aide de la commande suivante :</text:p>
      <text:p text:style-name="P1">make -f Makefile.linuxplus client_program=test</text:p>
      <text:p text:style-name="Standard">Ceci va créer un exécutable nommé <text:span text:style-name="T1">test</text:span>. </text:p>
      <text:p text:style-name="Standard">N'oubliez pas que pour exécuter votre programme, le serveur EyeDB doit d'abord avoir été lancé avec <text:span text:style-name="T2">eyedbctl start</text:span><text:span text:style-name="T3">; vous pouvez vérifier qu'il est lancé avec la commande </text:span><text:span text:style-name="T2">eyedbctl status</text:span><text:span text:style-name="T3">. </text:span></text:p>
      <text:p text:style-name="Standard"><text:span text:style-name="T3">Exécutez votre programme C++ </text:span>avec la commande :</text:p>
      <text:p text:style-name="P1">./test</text:p>
      <text:p text:style-name="P1">Teacher {2906.6.826230:oid} = { </text:p>
      <text:p text:style-name="P1"><text:soft-page-break/><text:s text:c="8"/>Person::firstname = "Eric";</text:p>
      <text:p text:style-name="P1"><text:s text:c="8"/>Person::lastname = "Viara";</text:p>
      <text:p text:style-name="P1">...</text:p>
      <text:p text:style-name="Standard">L'interface de programmation C++ de EyeDB permet également de rechercher des objets à l'aide de requêtes OQL. Pour plus d'information, reportez-vous à la documentation de EyeDB.</text:p>
      <text:h text:style-name="Heading_20_2" text:outline-level="2">Conclusion</text:h>
      <text:p text:style-name="Standard">Vous venez de découvrir le système de gestion de bases de données objet EyeDB... et peut-être aussi l'existence des bases de données objet. Sachez donc que si vous voulez faire de la programmation objet, il y a des alternatives aux bases de données relationnelles pour stocker vos objets.</text:p>
      <text:p text:style-name="Standard">EyeDB est un système certes complexe, mais riche d'un très grand potentiel d'applications.dans de nombreux domaines Essayez-le, et n'hésitez pas à contacter ses développeurs si vous avez des questions.</text:p>
      <text:p text:style-name="Standard">A bientôt!</text:p>
      <text:p text:style-name="P2">&lt;&lt;RAMKA&gt;&gt;</text:p>
      <text:h text:style-name="P3" text:outline-level="3">Sur Internet</text:h>
      <text:list text:style-name="L15">
        <text:list-item>
          <text:p text:style-name="P34"><text:tab/><text:span text:style-name="T1">http://www.eyedb.org</text:span> – le site officiel de EyeDB,</text:p>
        </text:list-item>
        <text:list-item>
          <text:p text:style-name="P34"><text:tab/><text:span text:style-name="T1">http://sourceforge.net/projects/eyedb</text:span> – le site sourceforge du projet EyeDB.</text:p>
        </text:list-item>
      </text:list>
      <text:p text:style-name="P2">&lt;&lt;/RAMKA&gt;&g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Courier New1" svg:font-family="'Courier New'" style:font-family-generic="modern"/>
    <style:font-face style:name="Courier New" svg:font-family="'Courier New'" style:font-adornments="Normalny"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lbany1" svg:font-family="Albany"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Lucidasans, 'Lucida Sans', 'Arial Unicode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Nimbus Roman No9 L"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Title" style:next-style-name="Text_20_body" style:class="text" style:default-outline-level="1">
      <style:text-properties fo:font-size="16pt" fo:font-weight="bold" style:font-name-asian="Times New Roman" style:font-size-asian="16pt" style:font-size-complex="16pt"/>
    </style:style>
    <style:style style:name="Heading_20_2" style:display-name="Heading 2" style:family="paragraph" style:parent-style-name="Title" style:next-style-name="Standard" style:class="text" style:default-outline-level="2">
      <style:text-properties fo:font-style="italic" fo:font-weight="bold" style:font-name-asian="Times New Roman"/>
    </style:style>
    <style:style style:name="Heading_20_3" style:display-name="Heading 3" style:family="paragraph" style:parent-style-name="Header" style:next-style-name="Standard"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Standard" style:class="text" style:default-outline-level="4">
      <style:text-properties fo:font-size="7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HG Mincho Light J" style:font-size-asian="14pt" style:font-name-complex="Times New Roman"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pages_20_impaires_7e_LT_7e_Gliederung_20_1" style:display-name="pages impaires~LT~Gliederung 1" style:family="paragraph">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ages_20_impaires_7e_LT_7e_Gliederung_20_2" style:display-name="pages impaires~LT~Gliederung 2" style:family="paragraph" style:parent-style-name="pages_20_impaires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ages_20_impaires_7e_LT_7e_Gliederung_20_3" style:display-name="pages impaires~LT~Gliederung 3" style:family="paragraph" style:parent-style-name="pages_20_impaires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ages_20_impaires_7e_LT_7e_Gliederung_20_4" style:display-name="pages impaires~LT~Gliederung 4" style:family="paragraph" style:parent-style-name="pages_20_impaires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ages_20_impaires_7e_LT_7e_Gliederung_20_5" style:display-name="pages impaires~LT~Gliederung 5" style:family="paragraph" style:parent-style-name="pages_20_impaires_7e_LT_7e_Gliederung_20_4">
      <style:paragraph-properties fo:margin-left="6.001cm" fo:margin-right="0cm" fo:margin-top="0cm" fo:margin-bottom="0.101cm" fo:text-indent="-0.6cm" style:auto-text-indent="false">
        <style:tab-stops/>
      </style:paragraph-properties>
    </style:style>
    <style:style style:name="pages_20_impaires_7e_LT_7e_Gliederung_20_6" style:display-name="pages impaires~LT~Gliederung 6" style:family="paragraph" style:parent-style-name="pages_20_impaires_7e_LT_7e_Gliederung_20_5">
      <style:paragraph-properties fo:margin-left="7.2cm" fo:margin-right="0cm" fo:text-indent="-0.6cm" style:auto-text-indent="false">
        <style:tab-stops/>
      </style:paragraph-properties>
    </style:style>
    <style:style style:name="pages_20_impaires_7e_LT_7e_Gliederung_20_7" style:display-name="pages impaires~LT~Gliederung 7" style:family="paragraph" style:parent-style-name="pages_20_impaires_7e_LT_7e_Gliederung_20_6">
      <style:paragraph-properties fo:margin-left="8.4cm" fo:margin-right="0cm" fo:text-indent="-0.6cm" style:auto-text-indent="false">
        <style:tab-stops/>
      </style:paragraph-properties>
    </style:style>
    <style:style style:name="pages_20_impaires_7e_LT_7e_Gliederung_20_8" style:display-name="pages impaires~LT~Gliederung 8" style:family="paragraph" style:parent-style-name="pages_20_impaires_7e_LT_7e_Gliederung_20_7">
      <style:paragraph-properties fo:margin-left="9.601cm" fo:margin-right="0cm" fo:text-indent="-0.6cm" style:auto-text-indent="false">
        <style:tab-stops/>
      </style:paragraph-properties>
    </style:style>
    <style:style style:name="pages_20_impaires_7e_LT_7e_Gliederung_20_9" style:display-name="pages impaires~LT~Gliederung 9" style:family="paragraph" style:parent-style-name="pages_20_impaires_7e_LT_7e_Gliederung_20_8">
      <style:paragraph-properties fo:margin-left="10.8cm" fo:margin-right="0cm" fo:text-indent="-0.6cm" style:auto-text-indent="false">
        <style:tab-stops/>
      </style:paragraph-properties>
    </style:style>
    <style:style style:name="pages_20_impaires_7e_LT_7e_Titel" style:display-name="pages impaires~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pages_20_impaires_7e_LT_7e_Untertitel" style:display-name="pages impaires~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ages_20_impaires_7e_LT_7e_Notizen" style:display-name="pages impaires~LT~Notizen" style:family="paragraph">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pages_20_impaires_7e_LT_7e_Hintergrundobjekte" style:display-name="pages impaires~LT~Hintergrundobjekte" style:family="paragraph">
      <style:paragraph-properties style:text-autospace="none"/>
    </style:style>
    <style:style style:name="pages_20_impaires_7e_LT_7e_Hintergrund" style:display-name="pages impaires~LT~Hintergrund" style:family="paragraph">
      <style:paragraph-properties style:text-autospace="none"/>
    </style:style>
    <style:style style:name="WW-Titr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Objets_20_d_27_arrière-plan" style:display-name="Objets d'arrière-plan" style:family="paragraph">
      <style:paragraph-properties style:text-autospace="none"/>
    </style:style>
    <style:style style:name="Arrière-plan" style:family="paragraph">
      <style:paragraph-properties style:text-autospace="none"/>
    </style:style>
    <style:style style:name="Notes" style:family="paragraph">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Plan_20_1" style:display-name="Plan 1" style:family="paragraph">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lan_20_2" style:display-name="Plan 2" style:family="paragraph" style:parent-style-name="Plan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lan_20_4" style:display-name="Plan 4" style:family="paragraph" style:parent-style-name="Plan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lan_20_5" style:display-name="Plan 5" style:family="paragraph" style:parent-style-name="Plan_20_4">
      <style:paragraph-properties fo:margin-left="6.001cm" fo:margin-right="0cm" fo:margin-top="0cm" fo:margin-bottom="0.101cm" fo:text-indent="-0.6cm" style:auto-text-indent="false">
        <style:tab-stops/>
      </style:paragraph-properties>
    </style:style>
    <style:style style:name="Plan_20_6" style:display-name="Plan 6" style:family="paragraph" style:parent-style-name="Plan_20_5">
      <style:paragraph-properties fo:margin-left="7.2cm" fo:margin-right="0cm" fo:text-indent="-0.6cm" style:auto-text-indent="false">
        <style:tab-stops/>
      </style:paragraph-properties>
    </style:style>
    <style:style style:name="Plan_20_7" style:display-name="Plan 7" style:family="paragraph" style:parent-style-name="Plan_20_6">
      <style:paragraph-properties fo:margin-left="8.4cm" fo:margin-right="0cm" fo:text-indent="-0.6cm" style:auto-text-indent="false">
        <style:tab-stops/>
      </style:paragraph-properties>
    </style:style>
    <style:style style:name="Plan_20_8" style:display-name="Plan 8" style:family="paragraph" style:parent-style-name="Plan_20_7">
      <style:paragraph-properties fo:margin-left="9.601cm" fo:margin-right="0cm" fo:text-indent="-0.6cm" style:auto-text-indent="false">
        <style:tab-stops/>
      </style:paragraph-properties>
    </style:style>
    <style:style style:name="Plan_20_9" style:display-name="Plan 9" style:family="paragraph" style:parent-style-name="Plan_20_8">
      <style:paragraph-properties fo:margin-left="10.8cm" fo:margin-right="0cm" fo:text-indent="-0.6cm" style:auto-text-indent="false">
        <style:tab-stops/>
      </style:paragraph-properties>
    </style:style>
    <style:style style:name="Colonne_20_" style:display-name="Colonne " style:family="paragraph" style:parent-style-name="Standard"/>
    <style:style style:name="Titre_20_pavé" style:display-name="Titre pavé" style:family="paragraph" style:parent-style-name="Standard"/>
    <style:style style:name="Pavé" style:family="paragraph" style:parent-style-name="Standard"/>
    <style:style style:name="pages_20_paires_7e_LT_7e_Gliederung_20_1" style:display-name="pages paires~LT~Gliederung 1" style:family="paragraph">
      <style:paragraph-properties fo:margin-left="1.401cm" fo:margin-right="0cm" fo:margin-top="0cm" fo:margin-bottom="0.499cm" fo:text-align="start" style:justify-single-word="false" fo:text-indent="0cm" style:auto-text-indent="false" style:text-autospace="none"/>
      <style:text-properties fo:color="#e6e6e6"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ages_20_paires_7e_LT_7e_Gliederung_20_2" style:display-name="pages paires~LT~Gliederung 2" style:family="paragraph" style:parent-style-name="pages_20_paires_7e_LT_7e_Gliederung_20_1">
      <style:paragraph-properties fo:margin-left="2.2cm" fo:margin-right="0cm" fo:margin-top="0cm" fo:margin-bottom="0.4cm" fo:text-indent="-1.199cm" style:auto-text-indent="false">
        <style:tab-stops/>
      </style:paragraph-properties>
      <style:text-properties fo:font-size="28pt" style:font-size-asian="28pt" style:font-size-complex="28pt"/>
    </style:style>
    <style:style style:name="pages_20_paires_7e_LT_7e_Gliederung_20_3" style:display-name="pages paires~LT~Gliederung 3" style:family="paragraph" style:parent-style-name="pages_20_paires_7e_LT_7e_Gliederung_20_2">
      <style:paragraph-properties fo:margin-left="3cm" fo:margin-right="0cm" fo:margin-top="0cm" fo:margin-bottom="0.3cm" fo:text-indent="-1.199cm" style:auto-text-indent="false">
        <style:tab-stops/>
      </style:paragraph-properties>
      <style:text-properties fo:font-size="24pt" style:font-size-asian="24pt" style:font-size-complex="24pt"/>
    </style:style>
    <style:style style:name="pages_20_paires_7e_LT_7e_Gliederung_20_4" style:display-name="pages paires~LT~Gliederung 4" style:family="paragraph" style:parent-style-name="pages_20_paires_7e_LT_7e_Gliederung_20_3">
      <style:paragraph-properties fo:margin-left="3.799cm" fo:margin-right="0cm" fo:margin-top="0cm" fo:margin-bottom="0.199cm" fo:text-indent="-1.199cm" style:auto-text-indent="false">
        <style:tab-stops/>
      </style:paragraph-properties>
      <style:text-properties fo:font-size="20pt" style:font-size-asian="20pt" style:font-size-complex="20pt"/>
    </style:style>
    <style:style style:name="pages_20_paires_7e_LT_7e_Gliederung_20_5" style:display-name="pages paires~LT~Gliederung 5" style:family="paragraph" style:parent-style-name="pages_20_paires_7e_LT_7e_Gliederung_20_4">
      <style:paragraph-properties fo:margin-left="4.6cm" fo:margin-right="0cm" fo:margin-top="0cm" fo:margin-bottom="0.101cm" fo:text-indent="-1.199cm" style:auto-text-indent="false">
        <style:tab-stops/>
      </style:paragraph-properties>
      <style:text-properties fo:color="#99ccff" style:font-name="Albany1" style:font-name-asian="Albany1" style:font-name-complex="Albany1"/>
    </style:style>
    <style:style style:name="pages_20_paires_7e_LT_7e_Gliederung_20_6" style:display-name="pages paires~LT~Gliederung 6" style:family="paragraph" style:parent-style-name="pages_20_paires_7e_LT_7e_Gliederung_20_5">
      <style:paragraph-properties fo:margin-left="5.399cm" fo:margin-right="0cm" fo:text-indent="-1.199cm" style:auto-text-indent="false">
        <style:tab-stops/>
      </style:paragraph-properties>
    </style:style>
    <style:style style:name="pages_20_paires_7e_LT_7e_Gliederung_20_7" style:display-name="pages paires~LT~Gliederung 7" style:family="paragraph" style:parent-style-name="pages_20_paires_7e_LT_7e_Gliederung_20_6">
      <style:paragraph-properties fo:margin-left="6.2cm" fo:margin-right="0cm" fo:text-indent="-1.199cm" style:auto-text-indent="false">
        <style:tab-stops/>
      </style:paragraph-properties>
    </style:style>
    <style:style style:name="pages_20_paires_7e_LT_7e_Gliederung_20_8" style:display-name="pages paires~LT~Gliederung 8" style:family="paragraph" style:parent-style-name="pages_20_paires_7e_LT_7e_Gliederung_20_7">
      <style:paragraph-properties fo:margin-left="7.001cm" fo:margin-right="0cm" fo:text-indent="-1.199cm" style:auto-text-indent="false">
        <style:tab-stops/>
      </style:paragraph-properties>
    </style:style>
    <style:style style:name="pages_20_paires_7e_LT_7e_Gliederung_20_9" style:display-name="pages paires~LT~Gliederung 9" style:family="paragraph" style:parent-style-name="pages_20_paires_7e_LT_7e_Gliederung_20_8">
      <style:paragraph-properties fo:margin-left="7.8cm" fo:margin-right="0cm" fo:text-indent="-1.199cm" style:auto-text-indent="false">
        <style:tab-stops/>
      </style:paragraph-properties>
    </style:style>
    <style:style style:name="pages_20_paires_7e_LT_7e_Titel" style:display-name="pages paires~LT~Titel"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pages_20_paires_7e_LT_7e_Untertitel" style:display-name="pages paires~LT~Untertitel" style:family="paragraph">
      <style:paragraph-properties fo:margin-left="0cm" fo:margin-right="0cm" fo:text-align="center" style:justify-single-word="false" fo:text-indent="0cm" style:auto-text-indent="false" style:text-autospace="none"/>
      <style:text-properties fo:color="#e6e6e6"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pages_20_paires_7e_LT_7e_Notizen" style:display-name="pages paires~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pages_20_paires_7e_LT_7e_Hintergrundobjekte" style:display-name="pages paires~LT~Hintergrundobjekte" style:family="paragraph">
      <style:paragraph-properties style:text-autospace="none"/>
      <style:text-properties style:font-name="Thorndale" style:font-name-asian="Thorndale" style:font-name-complex="Thorndale"/>
    </style:style>
    <style:style style:name="pages_20_paires_7e_LT_7e_Hintergrund" style:display-name="pages paires~LT~Hintergrund" style:family="paragraph">
      <style:paragraph-properties style:text-autospace="none"/>
    </style:style>
    <style:style style:name="WW-Titr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WW-Titr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WW-Titre123"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WW-Titre1234"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RTF_5f_Num_20_4_20_1" style:display-name="RTF_Num 4 1" style:family="text">
      <style:text-properties style:font-name="StarSymbol" fo:font-size="9pt" style:font-name-asian="StarSymbol" style:font-size-asian="9pt" style:font-name-complex="StarSymbol" style:font-size-complex="9pt"/>
    </style:style>
    <style:style style:name="RTF_5f_Num_20_4_20_2" style:display-name="RTF_Num 4 2" style:family="text">
      <style:text-properties style:font-name="StarSymbol" fo:font-size="9pt" style:font-name-asian="StarSymbol" style:font-size-asian="9pt" style:font-name-complex="StarSymbol" style:font-size-complex="9pt"/>
    </style:style>
    <style:style style:name="RTF_5f_Num_20_4_20_3" style:display-name="RTF_Num 4 3" style:family="text">
      <style:text-properties style:font-name="StarSymbol" fo:font-size="9pt" style:font-name-asian="StarSymbol" style:font-size-asian="9pt" style:font-name-complex="StarSymbol" style:font-size-complex="9pt"/>
    </style:style>
    <style:style style:name="RTF_5f_Num_20_4_20_4" style:display-name="RTF_Num 4 4" style:family="text">
      <style:text-properties style:font-name="StarSymbol" fo:font-size="9pt" style:font-name-asian="StarSymbol" style:font-size-asian="9pt" style:font-name-complex="StarSymbol" style:font-size-complex="9pt"/>
    </style:style>
    <style:style style:name="RTF_5f_Num_20_4_20_5" style:display-name="RTF_Num 4 5" style:family="text">
      <style:text-properties style:font-name="StarSymbol" fo:font-size="9pt" style:font-name-asian="StarSymbol" style:font-size-asian="9pt" style:font-name-complex="StarSymbol" style:font-size-complex="9pt"/>
    </style:style>
    <style:style style:name="RTF_5f_Num_20_4_20_6" style:display-name="RTF_Num 4 6" style:family="text">
      <style:text-properties style:font-name="StarSymbol" fo:font-size="9pt" style:font-name-asian="StarSymbol" style:font-size-asian="9pt" style:font-name-complex="StarSymbol" style:font-size-complex="9pt"/>
    </style:style>
    <style:style style:name="RTF_5f_Num_20_4_20_7" style:display-name="RTF_Num 4 7" style:family="text">
      <style:text-properties style:font-name="StarSymbol" fo:font-size="9pt" style:font-name-asian="StarSymbol" style:font-size-asian="9pt" style:font-name-complex="StarSymbol" style:font-size-complex="9pt"/>
    </style:style>
    <style:style style:name="RTF_5f_Num_20_4_20_8" style:display-name="RTF_Num 4 8" style:family="text">
      <style:text-properties style:font-name="StarSymbol" fo:font-size="9pt" style:font-name-asian="StarSymbol" style:font-size-asian="9pt" style:font-name-complex="StarSymbol" style:font-size-complex="9pt"/>
    </style:style>
    <style:style style:name="RTF_5f_Num_20_4_20_9" style:display-name="RTF_Num 4 9" style:family="text">
      <style:text-properties style:font-name="StarSymbol" fo:font-size="9pt" style:font-name-asian="StarSymbol" style:font-size-asian="9pt" style:font-name-complex="StarSymbol" style:font-size-complex="9pt"/>
    </style:style>
    <style:style style:name="RTF_5f_Num_20_4_20_10" style:display-name="RTF_Num 4 10" style:family="text">
      <style:text-properties style:font-name="StarSymbol" fo:font-size="9pt" style:font-name-asian="StarSymbol" style:font-size-asian="9pt" style:font-name-complex="StarSymbol" style:font-size-complex="9pt"/>
    </style:style>
    <style:style style:name="Listing" style:family="text">
      <style:text-properties style:font-name="Courier New" style:text-underline-style="solid" style:text-underline-width="auto" style:text-underline-color="font-color"/>
    </style:style>
    <style:style style:name="WW-Domyślna_20_czcionka_20_akapitu" style:display-name="WW-Domyślna czcionka akapitu" style:family="text"/>
    <style:style style:name="kod" style:family="text" style:parent-style-name="WW-Domyślna_20_czcionka_20_akapitu">
      <style:text-properties style:font-name="Courier New1" fo:font-size="12pt" style:font-size-asian="12pt"/>
    </style:style>
    <style:style style:name="Footnote_20_Symbol" style:display-name="Footnote Symbol" style:family="text"/>
    <style:style style:name="Endnote_20_Symbol" style:display-name="Endnote Symbol" style:family="text"/>
    <style:style style:name="Source_20_Text" style:display-name="Source Text" style:family="text">
      <style:text-properties style:font-name="Nimbus Mono L" style:font-name-asian="Nimbus Mono L" style:font-name-complex="Nimbus Mono L"/>
    </style:style>
    <style:style style:name="Numbering_20_Symbols" style:display-name="Numbering Symbols" style:family="text"/>
    <style:style style:name="Teletype" style:family="text">
      <style:text-properties style:font-name="Nimbus Mono L" style:font-name-asian="Nimbus Mono L" style:font-name-complex="Nimbus Mono L"/>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RTF_5f_Num_20_4" style:display-name="RTF_Num 4">
      <text:list-level-style-bullet text:level="1" text:style-name="RTF_5f_Num_20_4_20_1" style:num-suffix="." text:bullet-char="•">
        <style:list-level-properties text:min-label-width="0.499cm"/>
        <style:text-properties style:font-name="StarSymbol"/>
      </text:list-level-style-bullet>
      <text:list-level-style-bullet text:level="2" text:style-name="RTF_5f_Num_20_4_20_2" style:num-suffix="." text:bullet-char="•">
        <style:list-level-properties text:space-before="0.501cm" text:min-label-width="0.499cm"/>
        <style:text-properties style:font-name="StarSymbol"/>
      </text:list-level-style-bullet>
      <text:list-level-style-bullet text:level="3" text:style-name="RTF_5f_Num_20_4_20_3" style:num-suffix="." text:bullet-char="•">
        <style:list-level-properties text:space-before="1cm" text:min-label-width="0.499cm"/>
        <style:text-properties style:font-name="StarSymbol"/>
      </text:list-level-style-bullet>
      <text:list-level-style-bullet text:level="4" text:style-name="RTF_5f_Num_20_4_20_4" style:num-suffix="." text:bullet-char="•">
        <style:list-level-properties text:space-before="1.501cm" text:min-label-width="0.499cm"/>
        <style:text-properties style:font-name="StarSymbol"/>
      </text:list-level-style-bullet>
      <text:list-level-style-bullet text:level="5" text:style-name="RTF_5f_Num_20_4_20_5" style:num-suffix="." text:bullet-char="•">
        <style:list-level-properties text:space-before="2cm" text:min-label-width="0.499cm"/>
        <style:text-properties style:font-name="StarSymbol"/>
      </text:list-level-style-bullet>
      <text:list-level-style-bullet text:level="6" text:style-name="RTF_5f_Num_20_4_20_6" style:num-suffix="." text:bullet-char="•">
        <style:list-level-properties text:space-before="2.501cm" text:min-label-width="0.499cm"/>
        <style:text-properties style:font-name="StarSymbol"/>
      </text:list-level-style-bullet>
      <text:list-level-style-bullet text:level="7" text:style-name="RTF_5f_Num_20_4_20_7" style:num-suffix="." text:bullet-char="•">
        <style:list-level-properties text:space-before="3.001cm" text:min-label-width="0.499cm"/>
        <style:text-properties style:font-name="StarSymbol"/>
      </text:list-level-style-bullet>
      <text:list-level-style-bullet text:level="8" text:style-name="RTF_5f_Num_20_4_20_8" style:num-suffix="." text:bullet-char="•">
        <style:list-level-properties text:space-before="3.502cm" text:min-label-width="0.499cm"/>
        <style:text-properties style:font-name="StarSymbol"/>
      </text:list-level-style-bullet>
      <text:list-level-style-bullet text:level="9" text:style-name="RTF_5f_Num_20_4_20_9" style:num-suffix="." text:bullet-char="•">
        <style:list-level-properties text:space-before="4.001cm" text:min-label-width="0.499cm"/>
        <style:text-properties style:font-name="StarSymbol"/>
      </text:list-level-style-bullet>
      <text:list-level-style-bullet text:level="10" text:style-name="RTF_5f_Num_20_4_20_10" style:num-suffix="."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3-07-02T21:46:53</meta:creation-date>
    <dc:creator>François Déchelle</dc:creator>
    <dc:date>2008-03-09T17:32:40</dc:date>
    <meta:print-date>2003-07-10T16:14:58</meta:print-date>
    <meta:editing-cycles>924</meta:editing-cycles>
    <meta:editing-duration>P1DT23H46M7S</meta:editing-duration>
    <meta:user-defined meta:name="Info 1"/>
    <meta:user-defined meta:name="Info 2"/>
    <meta:user-defined meta:name="Info 3"/>
    <meta:user-defined meta:name="Info 4"/>
    <meta:document-statistic meta:table-count="0" meta:image-count="0" meta:object-count="0" meta:page-count="14" meta:paragraph-count="398" meta:word-count="4410" meta:character-count="30248"/>
  </office:meta>
</office:document-meta>
</file>